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ize= 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32355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41817847" calcext:value-type="float">
            <text:p>241817847</text:p>
          </table:table-cell>
          <table:table-cell/>
          <table:table-cell table:formula="of:=[.A4]/[.B4]" office:value-type="float" office:value="0.00000215037891723517" calcext:value-type="float">
            <text:p>2,15037891723517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35604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41817848" calcext:value-type="float">
            <text:p>241817848</text:p>
          </table:table-cell>
          <table:table-cell/>
          <table:table-cell table:formula="of:=[.A7]/[.B7]" office:value-type="float" office:value="0.00000209661943563405" calcext:value-type="float">
            <text:p>2,09661943563405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43129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41817843" calcext:value-type="float">
            <text:p>241817843</text:p>
          </table:table-cell>
          <table:table-cell/>
          <table:table-cell table:formula="of:=[.A10]/[.B10]" office:value-type="float" office:value="0.00000235301081566591" calcext:value-type="float">
            <text:p>2,35301081566591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22341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41842959" calcext:value-type="float">
            <text:p>241842959</text:p>
          </table:table-cell>
          <table:table-cell/>
          <table:table-cell table:formula="of:=[.A13]/[.B13]" office:value-type="float" office:value="0.00000210880648379761" calcext:value-type="float">
            <text:p>2,10880648379761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.346483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41893153" calcext:value-type="float">
            <text:p>241893153</text:p>
          </table:table-cell>
          <table:table-cell/>
          <table:table-cell table:formula="of:=[.A16]/[.B16]" office:value-type="float" office:value="0.00000210836889624569" calcext:value-type="float">
            <text:p>2,10836889624569E-06</text:p>
          </table:table-cell>
        </table:table-row>
        <table:table-row table:style-name="ro1">
          <table:table-cell office:value-type="string" calcext:value-type="string">
            <text:p>Size= 12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.710166</text:p>
          </table:table-cell>
          <table:table-cell table:number-columns-repeated="3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55498108" calcext:value-type="float">
            <text:p>355498108</text:p>
          </table:table-cell>
          <table:table-cell/>
          <table:table-cell table:formula="of:=[.A20]/[.B20]" office:value-type="float" office:value="0.00000325458834790761" calcext:value-type="float">
            <text:p>3,25458834790761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.595752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55498099" calcext:value-type="float">
            <text:p>355498099</text:p>
          </table:table-cell>
          <table:table-cell/>
          <table:table-cell table:formula="of:=[.A23]/[.B23]" office:value-type="float" office:value="0.00000251759433459024" calcext:value-type="float">
            <text:p>2,51759433459024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.242048</text:p>
          </table:table-cell>
          <table:table-cell table:number-columns-repeated="3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355498101" calcext:value-type="float">
            <text:p>355498101</text:p>
          </table:table-cell>
          <table:table-cell/>
          <table:table-cell table:formula="of:=[.A26]/[.B26]" office:value-type="float" office:value="0.00000413785614005291" calcext:value-type="float">
            <text:p>4,13785614005291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.627835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55905674" calcext:value-type="float">
            <text:p>355905674</text:p>
          </table:table-cell>
          <table:table-cell/>
          <table:table-cell table:formula="of:=[.A29]/[.B29]" office:value-type="float" office:value="0.00000306260922381361" calcext:value-type="float">
            <text:p>3,06260922381361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.752471</text:p>
          </table:table-cell>
          <table:table-cell table:number-columns-repeated="3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356720808" calcext:value-type="float">
            <text:p>356720808</text:p>
          </table:table-cell>
          <table:table-cell/>
          <table:table-cell table:formula="of:=[.A32]/[.B32]" office:value-type="float" office:value="0.00000359665029688989" calcext:value-type="float">
            <text:p>3,59665029688989E-06</text:p>
          </table:table-cell>
        </table:table-row>
        <table:table-row table:style-name="ro1">
          <table:table-cell office:value-type="string" calcext:value-type="string">
            <text:p>Size= 10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14.748100</text:p>
          </table:table-cell>
          <table:table-cell table:number-columns-repeated="3"/>
        </table:table-row>
        <table:table-row table:style-name="ro1">
          <table:table-cell office:value-type="float" office:value="185817" calcext:value-type="float">
            <text:p>185817</text:p>
          </table:table-cell>
          <table:table-cell office:value-type="float" office:value="59305274997" calcext:value-type="float">
            <text:p>59305274997</text:p>
          </table:table-cell>
          <table:table-cell/>
          <table:table-cell table:formula="of:=[.A36]/[.B36]" office:value-type="float" office:value="0.00000313322887398127" calcext:value-type="float">
            <text:p>3,13322887398127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88.477003</text:p>
          </table:table-cell>
          <table:table-cell table:number-columns-repeated="3"/>
        </table:table-row>
        <table:table-row table:style-name="ro1">
          <table:table-cell office:value-type="float" office:value="35381" calcext:value-type="float">
            <text:p>35381</text:p>
          </table:table-cell>
          <table:table-cell office:value-type="float" office:value="59305267869" calcext:value-type="float">
            <text:p>59305267869</text:p>
          </table:table-cell>
          <table:table-cell/>
          <table:table-cell table:formula="of:=[.A39]/[.B39]" office:value-type="float" office:value="0.000000596591184414738" calcext:value-type="float">
            <text:p>5,96591184414738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59.575583</text:p>
          </table:table-cell>
          <table:table-cell table:number-columns-repeated="3"/>
        </table:table-row>
        <table:table-row table:style-name="ro1">
          <table:table-cell office:value-type="float" office:value="200516" calcext:value-type="float">
            <text:p>200516</text:p>
          </table:table-cell>
          <table:table-cell office:value-type="float" office:value="59305285114" calcext:value-type="float">
            <text:p>59305285114</text:p>
          </table:table-cell>
          <table:table-cell/>
          <table:table-cell table:formula="of:=[.A42]/[.B42]" office:value-type="float" office:value="0.00000338108146035478" calcext:value-type="float">
            <text:p>3,38108146035478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63.666192</text:p>
          </table:table-cell>
          <table:table-cell table:number-columns-repeated="3"/>
        </table:table-row>
        <table:table-row table:style-name="ro1">
          <table:table-cell office:value-type="float" office:value="69301" calcext:value-type="float">
            <text:p>69301</text:p>
          </table:table-cell>
          <table:table-cell office:value-type="float" office:value="59331465851" calcext:value-type="float">
            <text:p>59331465851</text:p>
          </table:table-cell>
          <table:table-cell/>
          <table:table-cell table:formula="of:=[.A45]/[.B45]" office:value-type="float" office:value="0.00000116803114512688" calcext:value-type="float">
            <text:p>1,16803114512688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61.492381</text:p>
          </table:table-cell>
          <table:table-cell table:number-columns-repeated="3"/>
        </table:table-row>
        <table:table-row table:style-name="ro1">
          <table:table-cell office:value-type="float" office:value="81157" calcext:value-type="float">
            <text:p>81157</text:p>
          </table:table-cell>
          <table:table-cell office:value-type="float" office:value="59383861930" calcext:value-type="float">
            <text:p>59383861930</text:p>
          </table:table-cell>
          <table:table-cell/>
          <table:table-cell table:formula="of:=[.A48]/[.B48]" office:value-type="float" office:value="0.00000136665075935387" calcext:value-type="float">
            <text:p>1,36665075935387E-06</text:p>
          </table:table-cell>
        </table:table-row>
        <table:table-row table:style-name="ro1">
          <table:table-cell office:value-type="string" calcext:value-type="string">
            <text:p>Size= 20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814.664000</text:p>
          </table:table-cell>
          <table:table-cell table:number-columns-repeated="3"/>
        </table:table-row>
        <table:table-row table:style-name="ro1">
          <table:table-cell office:value-type="float" office:value="9898046" calcext:value-type="float">
            <text:p>9898046</text:p>
          </table:table-cell>
          <table:table-cell office:value-type="float" office:value="472724332609" calcext:value-type="float">
            <text:p>472724332609</text:p>
          </table:table-cell>
          <table:table-cell/>
          <table:table-cell table:formula="of:=[.A52]/[.B52]" office:value-type="float" office:value="0.0000209383044561552" calcext:value-type="float">
            <text:p>2,09383044561552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704.164834</text:p>
          </table:table-cell>
          <table:table-cell table:number-columns-repeated="3"/>
        </table:table-row>
        <table:table-row table:style-name="ro1">
          <table:table-cell office:value-type="float" office:value="407056" calcext:value-type="float">
            <text:p>407056</text:p>
          </table:table-cell>
          <table:table-cell office:value-type="float" office:value="472724300216" calcext:value-type="float">
            <text:p>472724300216</text:p>
          </table:table-cell>
          <table:table-cell/>
          <table:table-cell table:formula="of:=[.A55]/[.B55]" office:value-type="float" office:value="0.000000861085414509061" calcext:value-type="float">
            <text:p>8,61085414509061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9125.257056</text:p>
          </table:table-cell>
          <table:table-cell table:number-columns-repeated="3"/>
        </table:table-row>
        <table:table-row table:style-name="ro1">
          <table:table-cell office:value-type="float" office:value="4697699" calcext:value-type="float">
            <text:p>4697699</text:p>
          </table:table-cell>
          <table:table-cell office:value-type="float" office:value="472724516023" calcext:value-type="float">
            <text:p>472724516023</text:p>
          </table:table-cell>
          <table:table-cell/>
          <table:table-cell table:formula="of:=[.A58]/[.B58]" office:value-type="float" office:value="0.00000993749814272683" calcext:value-type="float">
            <text:p>9,93749814272683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654.212977</text:p>
          </table:table-cell>
          <table:table-cell table:number-columns-repeated="3"/>
        </table:table-row>
        <table:table-row table:style-name="ro1">
          <table:table-cell office:value-type="float" office:value="309536" calcext:value-type="float">
            <text:p>309536</text:p>
          </table:table-cell>
          <table:table-cell office:value-type="float" office:value="472829120955" calcext:value-type="float">
            <text:p>472829120955</text:p>
          </table:table-cell>
          <table:table-cell/>
          <table:table-cell table:formula="of:=[.A61]/[.B61]" office:value-type="float" office:value="0.000000654646649882335" calcext:value-type="float">
            <text:p>6,54646649882335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437.336190</text:p>
          </table:table-cell>
          <table:table-cell table:number-columns-repeated="3"/>
        </table:table-row>
        <table:table-row table:style-name="ro1">
          <table:table-cell office:value-type="float" office:value="701498" calcext:value-type="float">
            <text:p>701498</text:p>
          </table:table-cell>
          <table:table-cell office:value-type="float" office:value="473038772173" calcext:value-type="float">
            <text:p>473038772173</text:p>
          </table:table-cell>
          <table:table-cell/>
          <table:table-cell table:formula="of:=[.A64]/[.B64]" office:value-type="float" office:value="0.00000148296089298881" calcext:value-type="float">
            <text:p>1,48296089298881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-00-0000</text:date>, <text:time style:data-style-name="N2" text:time-value="08:18:19.406111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3T08:21:16.487262781</dc:date>
    <meta:editing-duration>PT8M49S</meta:editing-duration>
    <meta:editing-cycles>2</meta:editing-cycles>
    <meta:generator>LibreOffice/6.0.7.3$Linux_X86_64 LibreOffice_project/00m0$Build-3</meta:generator>
    <meta:document-statistic meta:table-count="1" meta:cell-count="104" meta:object-count="0"/>
  </office:meta>
</office:document-meta>
</file>